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CA0000034947399986FB4AAB62.png" manifest:media-type="image/png"/>
  <manifest:file-entry manifest:full-path="Pictures/1000020100000A9A000006DB67236543C1B09733.png" manifest:media-type="image/png"/>
  <manifest:file-entry manifest:full-path="Pictures/1000020100000357000002FE753C9B4B74F8DA32.png" manifest:media-type="image/png"/>
  <manifest:file-entry manifest:full-path="Pictures/10000201000000C8000000C82E9F9434B264062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3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3cm" svg:stroke-color="#f5eab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color="#f5eabc" draw:fill-color="#f5eabc" draw:textarea-horizontal-align="justify" draw:textarea-vertical-align="middle" draw:auto-grow-height="false" fo:min-height="2.595cm" fo:min-width="2.374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5eabc" draw:fill-color="#f5eabc" draw:textarea-horizontal-align="justify" draw:textarea-vertical-align="middle" draw:auto-grow-height="false" fo:min-height="0.512cm" fo:min-width="2.04cm"/>
      <style:paragraph-properties style:writing-mode="lr-tb"/>
    </style:style>
    <style:style style:name="pr1" style:family="presentation" style:parent-style-name="Default-title">
      <style:graphic-properties draw:auto-grow-height="true" fo:min-height="12.575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6.36cm"/>
      <style:paragraph-properties style:writing-mode="lr-tb"/>
    </style:style>
    <style:style style:name="pr4" style:family="presentation" style:parent-style-name="Default-title">
      <style:graphic-properties draw:textarea-vertical-align="middle" draw:auto-grow-height="true" fo:min-height="17.294cm"/>
      <style:paragraph-properties style:writing-mode="lr-tb"/>
    </style:style>
    <style:style style:name="pr5" style:family="presentation" style:parent-style-name="Default-title">
      <style:graphic-properties draw:auto-grow-height="true" fo:min-height="4.836cm"/>
      <style:paragraph-properties style:writing-mode="lr-tb"/>
    </style:style>
    <style:style style:name="pr6" style:family="presentation" style:parent-style-name="Default-title">
      <style:graphic-properties draw:auto-grow-height="true" fo:min-height="1.73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60pt" style:font-size-asian="60pt" style:font-size-complex="60pt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writing-mode="lr-tb"/>
      <style:text-properties fo:color="#f5eabc" fo:font-size="60pt" fo:font-weight="bold" style:font-size-asian="60pt" style:font-weight-asian="bold" style:font-size-complex="60pt" style:font-weight-complex="bold"/>
    </style:style>
    <style:style style:name="P7" style:family="paragraph">
      <style:paragraph-properties fo:text-align="start" style:writing-mode="lr-tb"/>
      <style:text-properties fo:color="#f5eabc"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5eabc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  <style:text-properties fo:color="#1c1c3c" fo:font-size="12pt" style:font-size-asian="12pt" style:font-size-complex="12pt"/>
    </style:style>
    <style:style style:name="P12" style:family="paragraph">
      <loext:graphic-properties draw:fill-color="#f5eabc"/>
      <style:paragraph-properties fo:text-align="center" style:writing-mode="lr-tb"/>
      <style:text-properties fo:color="#1c1c3c" fo:font-size="12pt" style:font-size-asian="12pt" style:font-size-complex="12pt"/>
    </style:style>
    <style:style style:name="P13" style:family="paragraph">
      <style:paragraph-properties fo:text-align="start" style:writing-mode="lr-tb"/>
      <style:text-properties fo:color="#f5eabc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f5eabc" fo:font-size="60pt" style:font-size-asian="60pt" style:font-size-complex="60pt"/>
    </style:style>
    <style:style style:name="T2" style:family="text">
      <style:text-properties fo:color="#f5eabc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f5eabc" fo:font-size="20pt" style:font-size-asian="20pt" style:font-size-complex="20pt"/>
    </style:style>
    <style:style style:name="T4" style:family="text">
      <style:text-properties fo:color="#1c1c3c" fo:font-size="12pt" style:font-size-asian="12pt" style:font-size-complex="12pt"/>
    </style:style>
    <style:style style:name="T5" style:family="text">
      <style:text-properties fo:color="#f5eabc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2.859cm" svg:height="12.575cm" svg:x="1.271cm" svg:y="11.751cm" presentation:class="title" presentation:user-transformed="true">
          <draw:text-box>
            <text:p>Datatrooper styling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2.859cm" svg:height="6.36cm" svg:x="1.271cm" svg:y="14.859cm" presentation:class="title" presentation:user-transformed="true">
          <draw:text-box>
            <text:p>Templates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3.622cm" svg:height="17.294cm" svg:x="1.27cm" svg:y="2.54cm" presentation:class="title" presentation:user-transformed="true">
          <draw:text-box>
            <text:p text:style-name="P3"><text:span text:style-name="T1">Si quieren seguir buscando canciones, en el link en nuestro perfil pueden hacerlo super fácil! Solo escriban la canción y le dan Search</text:span><text:span text:style-name="T1"><text:line-break/></text:span><text:span text:style-name="T1"/></text:p>
          </draw:text-box>
        </draw:frame>
        <draw:frame draw:style-name="gr2" draw:text-style-name="P5" draw:layer="layout" svg:width="16.027cm" svg:height="14.358cm" svg:x="5.055cm" svg:y="18.542cm">
          <draw:image xlink:href="Pictures/1000020100000357000002FE753C9B4B74F8DA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6" draw:layer="layout" svg:width="16.002cm" svg:height="4.836cm" svg:x="1.524cm" svg:y="1.27cm" presentation:class="title" presentation:user-transformed="true">
          <draw:text-box>
            <text:p text:style-name="P3"><text:span text:style-name="T2">Noots</text:span></text:p>
          </draw:text-box>
        </draw:frame>
        <draw:frame presentation:style-name="pr6" draw:text-style-name="P7" draw:layer="layout" svg:width="8.636cm" svg:height="1.737cm" svg:x="1.016cm" svg:y="5.883cm" presentation:class="title" presentation:user-transformed="true">
          <draw:text-box>
            <text:p><text:span text:style-name="T3">Sum41</text:span></text:p>
          </draw:text-box>
        </draw:frame>
        <draw:line draw:style-name="gr3" draw:text-style-name="P8" draw:layer="layout" svg:x1="1.778cm" svg:y1="9.187cm" svg:x2="23.368cm" svg:y2="9.187cm">
          <text:p/>
        </draw:line>
        <draw:line draw:style-name="gr3" draw:text-style-name="P8" draw:layer="layout" svg:x1="1.778cm" svg:y1="26.205cm" svg:x2="23.368cm" svg:y2="26.205cm">
          <text:p/>
        </draw:line>
        <draw:custom-shape draw:style-name="gr4" draw:text-style-name="P9" draw:layer="layout" svg:width="4.064cm" svg:height="4.021cm" svg:x="19.812cm" svg:y="27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2.54cm" svg:height="2.54cm" svg:x="20.574cm" svg:y="28.448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6" draw:text-style-name="P12" draw:layer="layout" svg:width="2.54cm" svg:height="0.762cm" svg:x="20.574cm" svg:y="30.733cm">
          <text:p text:style-name="P11"><text:span text:style-name="T4">Datatrooper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8.034cm" svg:height="15.635cm" svg:x="3.556cm" svg:y="9.652cm">
          <draw:image xlink:href="Pictures/10000201000003CA0000034947399986FB4AAB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19.812cm" svg:height="4.836cm" svg:x="2.286cm" svg:y="4.816cm" presentation:class="title" presentation:user-transformed="true">
          <draw:text-box>
            <text:p text:style-name="P3"><text:span text:style-name="T5">Pregunta</text:span></text:p>
          </draw:text-box>
        </draw:frame>
        <draw:line draw:style-name="gr3" draw:text-style-name="P8" draw:layer="layout" svg:x1="2.286cm" svg:y1="9.906cm" svg:x2="23.876cm" svg:y2="9.906cm">
          <text:p/>
        </draw:line>
        <draw:line draw:style-name="gr3" draw:text-style-name="P8" draw:layer="layout" svg:x1="2.286cm" svg:y1="28.448cm" svg:x2="23.876cm" svg:y2="28.448cm">
          <text:p/>
        </draw:line>
        <draw:custom-shape draw:style-name="gr4" draw:text-style-name="P9" draw:layer="layout" svg:width="4.064cm" svg:height="4.021cm" svg:x="19.812cm" svg:y="29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2.54cm" svg:height="2.54cm" svg:x="20.574cm" svg:y="29.97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6" draw:text-style-name="P12" draw:layer="layout" svg:width="2.54cm" svg:height="0.762cm" svg:x="20.574cm" svg:y="32.257cm">
          <text:p text:style-name="P11"><text:span text:style-name="T4">Datatroop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19.812cm" svg:height="4.836cm" svg:x="2.286cm" svg:y="4.816cm" presentation:class="title" presentation:user-transformed="true">
          <draw:text-box>
            <text:p text:style-name="P3"><text:span text:style-name="T5">Respuesta</text:span></text:p>
          </draw:text-box>
        </draw:frame>
        <draw:line draw:style-name="gr3" draw:text-style-name="P8" draw:layer="layout" svg:x1="2.286cm" svg:y1="9.906cm" svg:x2="23.876cm" svg:y2="9.906cm">
          <text:p/>
        </draw:line>
        <draw:line draw:style-name="gr3" draw:text-style-name="P8" draw:layer="layout" svg:x1="2.286cm" svg:y1="28.448cm" svg:x2="23.876cm" svg:y2="28.448cm">
          <text:p/>
        </draw:line>
        <draw:custom-shape draw:style-name="gr4" draw:text-style-name="P9" draw:layer="layout" svg:width="4.064cm" svg:height="4.021cm" svg:x="19.812cm" svg:y="29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2.54cm" svg:height="2.54cm" svg:x="20.574cm" svg:y="29.97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6" draw:text-style-name="P12" draw:layer="layout" svg:width="2.54cm" svg:height="0.762cm" svg:x="20.574cm" svg:y="32.257cm">
          <text:p text:style-name="P11"><text:span text:style-name="T4">Datatrooper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3.079cm" svg:height="14.923cm" svg:x="1.305cm" svg:y="10.985cm">
          <draw:image xlink:href="Pictures/1000020100000A9A000006DB67236543C1B097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0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964cm" fo:margin-bottom="0cm" fo:text-indent="0cm"/>
      <style:text-properties fo:font-size="67.6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722cm" fo:margin-bottom="0cm" fo:text-indent="0cm"/>
      <style:text-properties fo:font-size="58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83cm" fo:margin-bottom="0cm" fo:text-indent="0cm"/>
      <style:text-properties fo:font-size="48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4cm" fo:margin-bottom="0cm" fo:text-indent="0cm"/>
      <style:text-properties fo:font-size="48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4cm" fo:margin-bottom="0cm" fo:text-indent="0cm"/>
      <style:text-properties fo:font-size="48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4cm" fo:margin-bottom="0cm" fo:text-indent="0cm"/>
      <style:text-properties fo:font-size="48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4cm" fo:margin-bottom="0cm" fo:text-indent="0cm"/>
      <style:text-properties fo:font-size="48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4cm" fo:margin-bottom="0cm" fo:text-indent="0cm"/>
      <style:text-properties fo:font-size="48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6.40000152587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38.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697cm" svg:height="7.047cm" svg:x="3.298cm" svg:y="2.397cm"/>
      <draw:page-thumbnail draw:layer="backgroundobjects" svg:width="4.697cm" svg:height="7.047cm" svg:x="3.298cm" svg:y="10.445cm"/>
      <draw:page-thumbnail draw:layer="backgroundobjects" svg:width="4.697cm" svg:height="7.047cm" svg:x="3.298cm" svg:y="18.493cm"/>
      <draw:page-thumbnail draw:layer="backgroundobjects" svg:width="4.697cm" svg:height="7.047cm" svg:x="13.593cm" svg:y="2.397cm"/>
      <draw:page-thumbnail draw:layer="backgroundobjects" svg:width="4.697cm" svg:height="7.047cm" svg:x="13.593cm" svg:y="10.445cm"/>
      <draw:page-thumbnail draw:layer="backgroundobjects" svg:width="4.697cm" svg:height="7.047cm" svg:x="13.593cm" svg:y="18.493cm"/>
    </style:handout-master>
    <style:master-page style:name="Default" style:page-layout-name="PM1" draw:style-name="Mdp1">
      <draw:frame presentation:style-name="Default-title" draw:layer="backgroundobjects" svg:width="22.859cm" svg:height="6.36cm" svg:x="1.27cm" svg:y="1.519cm" presentation:class="title" presentation:placeholder="true">
        <draw:text-box/>
      </draw:frame>
      <draw:frame presentation:style-name="Default-outline1" draw:layer="backgroundobjects" svg:width="22.859cm" svg:height="22.095cm" svg:x="1.27cm" svg:y="8.913cm" presentation:class="outline" presentation:placeholder="true">
        <draw:text-box/>
      </draw:frame>
      <draw:frame presentation:style-name="Mpr1" draw:text-style-name="MP2" draw:layer="backgroundobjects" svg:width="5.917cm" svg:height="2.625cm" svg:x="1.27cm" svg:y="34.7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2.625cm" svg:x="8.686cm" svg:y="34.7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2.625cm" svg:x="18.211cm" svg:y="34.7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2T21:47:35.368398763</meta:creation-date>
    <dc:date>2020-04-10T14:25:30.791181917</dc:date>
    <meta:editing-duration>PT4H48M4S</meta:editing-duration>
    <meta:editing-cycles>9</meta:editing-cycles>
    <meta:generator>LibreOffice/6.3.5.2$Linux_X86_64 LibreOffice_project/30$Build-2</meta:generator>
    <meta:document-statistic meta:object-count="58"/>
  </office:meta>
</office:document-meta>
</file>